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5d8f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d379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976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050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5ab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b4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418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0dda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604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d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a55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fad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3e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478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efc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626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7f1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c0e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a56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022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160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321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fc2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ce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e11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97d0ef7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7744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2d83da"/>
    </style:style>
    <style:style style:name="T3" style:family="text">
      <style:text-properties officeooo:rsid="297d0ef7"/>
    </style:style>
    <style:style style:name="T4" style:family="text">
      <style:text-properties officeooo:rsid="299a2853"/>
    </style:style>
    <style:style style:name="T5" style:family="text">
      <style:text-properties style:font-name="標楷體1"/>
    </style:style>
    <style:style style:name="T6" style:family="text">
      <style:text-properties style:font-name="標楷體1" style:font-name-asian="標楷體1"/>
    </style:style>
    <style:style style:name="T7" style:family="text">
      <style:text-properties style:font-name="標楷體1" officeooo:rsid="29d3793e" style:font-name-asian="標楷體1"/>
    </style:style>
    <style:style style:name="T8" style:family="text">
      <style:text-properties style:font-name="標楷體1" officeooo:rsid="2a4022f4" style:font-name-asian="標楷體1"/>
    </style:style>
    <style:style style:name="T9" style:family="text">
      <style:text-properties style:font-name="標楷體1" officeooo:rsid="2a43213f" style:font-name-asian="標楷體1"/>
    </style:style>
    <style:style style:name="T10" style:family="text">
      <style:text-properties style:font-name="標楷體1" officeooo:rsid="2f9be6fe"/>
    </style:style>
    <style:style style:name="T11" style:family="text">
      <style:text-properties style:font-name="標楷體1" officeooo:rsid="299a2853"/>
    </style:style>
    <style:style style:name="T12" style:family="text">
      <style:text-properties style:font-name="標楷體1" officeooo:rsid="29d3793e"/>
    </style:style>
    <style:style style:name="T13" style:family="text">
      <style:text-properties style:font-name="標楷體1" officeooo:rsid="352e8af6"/>
    </style:style>
    <style:style style:name="T14" style:family="text">
      <style:text-properties officeooo:rsid="1e28fd16"/>
    </style:style>
    <style:style style:name="T15" style:family="text">
      <style:text-properties officeooo:rsid="352e8af6"/>
    </style:style>
    <style:style style:name="T16" style:family="text">
      <style:text-properties officeooo:rsid="17cb7444"/>
    </style:style>
    <style:style style:name="T17" style:family="text">
      <style:text-properties fo:color="#333333"/>
    </style:style>
    <style:style style:name="T18" style:family="text">
      <style:text-properties fo:color="#333333" style:font-name="標楷體1"/>
    </style:style>
    <style:style style:name="T19" style:family="text">
      <style:text-properties officeooo:rsid="2e2d83da"/>
    </style:style>
    <style:style style:name="T20" style:family="text">
      <style:text-properties officeooo:rsid="2e2d83da" style:font-name-asian="Arial1"/>
    </style:style>
    <style:style style:name="T21" style:family="text">
      <style:text-properties officeooo:rsid="2a4022f4"/>
    </style:style>
    <style:style style:name="T22" style:family="text">
      <style:text-properties officeooo:rsid="4c43b58b"/>
    </style:style>
    <style:style style:name="T23" style:family="text">
      <style:text-properties officeooo:rsid="2f7a955a"/>
    </style:style>
    <style:style style:name="T24" style:family="text">
      <style:text-properties officeooo:rsid="2b6f314a"/>
    </style:style>
    <style:style style:name="T25" style:family="text">
      <style:text-properties officeooo:rsid="40b326d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87799925" text:style-name="L1">
        <text:list-item>
          <text:p text:style-name="P1"><text:bookmark-start text:name="神"/>神<text:bookmark-end text:name="神"/></text:p>
          <text:list>
            <text:list-item>
              <text:p text:style-name="P11">（相關描述 在 <text:span text:style-name="T1">新生之書</text:span>的 <text:span text:style-name="T1">神、預言</text:span> <text:span text:style-name="T15">文件群的</text:span> <text:span text:style-name="T1">神</text:span>）</text:p>
            </text:list-item>
            <text:list-item>
              <text:p text:style-name="P14">神。</text:p>
              <text:list>
                <text:list-item>
                  <text:p text:style-name="P14">神 是 <text:span text:style-name="T16">職位、職業、階層、身分、地位、職別、隸屬。</text:span></text:p>
                </text:list-item>
                <text:list-item>
                  <text:p text:style-name="P2">神 是 <text:span text:style-name="T16">有超能力並且幫助人類文明的個體</text:span>。</text:p>
                </text:list-item>
              </text:list>
            </text:list-item>
            <text:list-item>
              <text:p text:style-name="P15"><text:span text:style-name="T19">（李嗣涔 認定的）</text:span>神、佛。</text:p>
              <text:list>
                <text:list-item>
                  <text:p text:style-name="P3"><text:span text:style-name="T19">（李嗣涔 認定的）信息場 </text:span><text:span text:style-name="T20">↔</text:span><text:span text:style-name="T19"> </text:span>精神世界。</text:p>
                </text:list-item>
                <text:list-item>
                  <text:p text:style-name="P4"><text:span text:style-name="T19">（李嗣涔 認定的）</text:span>神、佛<text:span text:style-name="T19"> </text:span><text:span text:style-name="T20">↔</text:span><text:span text:style-name="T19"> </text:span>精神層個體<text:span text:style-name="T17">、第</text:span><text:span text:style-name="T18">2</text:span><text:span text:style-name="T17">層級型態個體</text:span>。</text:p>
                  <text:list>
                    <text:list-item>
                      <text:p text:style-name="P12">（神、佛 的 相關描述在 <text:span text:style-name="T1">新生之書</text:span>的 <text:span text:style-name="T1">哲學</text:span> 文件群的 <text:span text:style-name="T2">李嗣涔</text:span>）</text:p>
                    </text:list-item>
                    <text:list-item>
                      <text:p text:style-name="P16">精神層個體 是 精神世界的 個體。</text:p>
                      <text:list>
                        <text:list-item>
                          <text:p text:style-name="P16">精神世界 是（物質世界、精神世界 的）精神世界。</text:p>
                          <text:list>
                            <text:list-item>
                              <text:p text:style-name="P16">明顯例子，人類個體 是 物質世界的 個體。</text:p>
                            </text:list-item>
                            <text:list-item>
                              <text:p text:style-name="P17">明顯例子，神類個體、佛類個體 是 精神世界的 個體。</text:p>
                            </text:list-item>
                          </text:list>
                        </text:list-item>
                        <text:list-item>
                          <text:p text:style-name="P16">物質世界、精神世界 有機率 互相影響。</text:p>
                          <text:list>
                            <text:list-item>
                              <text:p text:style-name="P18">物質世界的個體、精神世界的個體 有機率 互相影響。</text:p>
                            </text:list-item>
                            <text:list-item>
                              <text:p text:style-name="P18">肉質層個體、精神層個體 有機率 互相影響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有機率（正在、試圖）監視、控制 的 勢力、存在、個體"/>有機率（正在、試圖）監視、控制 的 勢力、存在、個體<text:bookmark-end text:name="有機率（正在、試圖）監視、控制 的 勢力、存在、個體"/></text:p>
          <text:list>
            <text:list-item>
              <text:p text:style-name="P11">（相關描述 在 <text:span text:style-name="T1">新生之書</text:span>的 <text:span text:style-name="T1">_</text:span><text:span text:style-name="T13"> </text:span><text:span text:style-name="T15">文件群的 </text:span><text:span text:style-name="T1">有機率（正在、試圖）監視、控制 的 勢力、存在、個體</text:span>）</text:p>
            </text:list-item>
            <text:list-item>
              <text:p text:style-name="P5">有機率有、有機率發生。</text:p>
              <text:list>
                <text:list-item>
                  <text:p text:style-name="P5">人類文明。</text:p>
                  <text:list>
                    <text:list-item>
                      <text:p text:style-name="P19">組織。</text:p>
                      <text:list>
                        <text:list-item>
                          <text:p text:style-name="P19">以 美國 為首的 國家政府。</text:p>
                          <text:list>
                            <text:list-item>
                              <text:p text:style-name="P19">明顯例子，美國、英國、澳洲、日本、中國、印度、俄羅斯、加拿大、以色列。</text:p>
                            </text:list-item>
                            <text:list-item>
                              <text:p text:style-name="P19">明顯例子，國家機密組織、國家政府 的 探員、軍方、警方、政方、一般民眾。</text:p>
                            </text:list-item>
                            <text:list-item>
                              <text:p text:style-name="P19">明顯例子，國家的 領導層、國民群。</text:p>
                            </text:list-item>
                          </text:list>
                        </text:list-item>
                        <text:list-item>
                          <text:p text:style-name="P19">梵諦岡。</text:p>
                        </text:list-item>
                        <text:list-item>
                          <text:p text:style-name="P19">共濟會。</text:p>
                        </text:list-item>
                        <text:list-item>
                          <text:p text:style-name="P19">光明會。</text:p>
                        </text:list-item>
                      </text:list>
                    </text:list-item>
                    <text:list-item>
                      <text:p text:style-name="P20"><text:span text:style-name="T12">勢力</text:span>。</text:p>
                      <text:list>
                        <text:list-item>
                          <text:p text:style-name="P21">協助派。</text:p>
                          <text:list>
                            <text:list-item>
                              <text:p text:style-name="P21">保護 本書。</text:p>
                            </text:list-item>
                            <text:list-item>
                              <text:p text:style-name="P21">有機率 改變 人類文明。</text:p>
                            </text:list-item>
                          </text:list>
                        </text:list-item>
                        <text:list-item>
                          <text:p text:style-name="P21">阻擋派。</text:p>
                          <text:list>
                            <text:list-item>
                              <text:p text:style-name="P22">（試圖）阻止 本書 被發布。</text:p>
                            </text:list-item>
                            <text:list-item>
                              <text:p text:style-name="P21">有機率 維持、改變 人類文明。</text:p>
                            </text:list-item>
                          </text:list>
                        </text:list-item>
                        <text:list-item>
                          <text:p text:style-name="P21">觀望派。</text:p>
                          <text:list>
                            <text:list-item>
                              <text:p text:style-name="P21">觀望、觀察 本書。</text:p>
                            </text:list-item>
                            <text:list-item>
                              <text:p text:style-name="P21">有機率 不參與 人類文明的 改變、維持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人外文明。</text:p>
                  <text:list>
                    <text:list-item>
                      <text:p text:style-name="P19"><text:span text:style-name="T7">勢力</text:span>。</text:p>
                      <text:list>
                        <text:list-item>
                          <text:p text:style-name="P6">協助派。</text:p>
                          <text:list>
                            <text:list-item>
                              <text:p text:style-name="P19">保護 本書。</text:p>
                            </text:list-item>
                          </text:list>
                        </text:list-item>
                        <text:list-item>
                          <text:p text:style-name="P6">阻擋派。</text:p>
                          <text:list>
                            <text:list-item>
                              <text:p text:style-name="P22">（試圖）阻止 本書 被發布。</text:p>
                            </text:list-item>
                          </text:list>
                        </text:list-item>
                        <text:list-item>
                          <text:p text:style-name="P7">觀望派。</text:p>
                          <text:list>
                            <text:list-item>
                              <text:p text:style-name="P21">觀望、觀察 本書。</text:p>
                            </text:list-item>
                            <text:list-item>
                              <text:p text:style-name="P21">有機率 記錄 人類文明。</text:p>
                              <text:list>
                                <text:list-item>
                                  <text:p text:style-name="P21">明顯例子，美國內戰（電影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有機率有、有機率發生。</text:p>
              <text:list>
                <text:list-item>
                  <text:p text:style-name="P23">協助派、阻擋派。</text:p>
                  <text:list>
                    <text:list-item>
                      <text:p text:style-name="P23">協助派。</text:p>
                      <text:list>
                        <text:list-item>
                          <text:p text:style-name="P24">保護 本書。</text:p>
                        </text:list-item>
                      </text:list>
                    </text:list-item>
                    <text:list-item>
                      <text:p text:style-name="P24">阻擋派。</text:p>
                      <text:list>
                        <text:list-item>
                          <text:p text:style-name="P25">阻擋派。</text:p>
                          <text:list>
                            <text:list-item>
                              <text:p text:style-name="P22">（試圖）阻止 本書 被發布。</text:p>
                            </text:list-item>
                          </text:list>
                        </text:list-item>
                        <text:list-item>
                          <text:p text:style-name="P24">阻擋派。</text:p>
                          <text:list>
                            <text:list-item>
                              <text:p text:style-name="P23">發覺存在。</text:p>
                            </text:list-item>
                            <text:list-item>
                              <text:p text:style-name="P23">情報收集。</text:p>
                            </text:list-item>
                            <text:list-item>
                              <text:p text:style-name="P23"><text:span text:style-name="T3">判定</text:span> 有機率威脅到 人類文明。</text:p>
                              <text:list>
                                <text:list-item>
                                  <text:p text:style-name="P23">（試圖）暗殺。</text:p>
                                </text:list-item>
                              </text:list>
                            </text:list-item>
                            <text:list-item>
                              <text:p text:style-name="P23">被提醒 不能暗殺。</text:p>
                            </text:list-item>
                            <text:list-item>
                              <text:p text:style-name="P41">利用。</text:p>
                            </text:list-item>
                            <text:list-item>
                              <text:p text:style-name="P23">發覺 本書 決定要被發布。</text:p>
                              <text:list>
                                <text:list-item>
                                  <text:p text:style-name="P23">再次（試圖）暗殺。</text:p>
                                </text:list-item>
                              </text:list>
                            </text:list-item>
                            <text:list-item>
                              <text:p text:style-name="P23">發覺 本書 即將被發布。</text:p>
                              <text:list>
                                <text:list-item>
                                  <text:p text:style-name="P23">（試圖）阻擾、阻擋。</text:p>
                                </text:list-item>
                              </text:list>
                            </text:list-item>
                            <text:list-item>
                              <text:p text:style-name="P23">本書 被發布。</text:p>
                            </text:list-item>
                          </text:list>
                        </text:list-item>
                        <text:list-item>
                          <text:p text:style-name="P23">阻擋派。</text:p>
                          <text:list>
                            <text:list-item>
                              <text:p text:style-name="P23">發覺存在。</text:p>
                              <text:list>
                                <text:list-item>
                                  <text:p text:style-name="P23">竊聽 發現 本書。</text:p>
                                  <text:list>
                                    <text:list-item>
                                      <text:p text:style-name="P23">竊聽 發現 本書的 存在、變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3">情報收集。</text:p>
                              <text:list>
                                <text:list-item>
                                  <text:p text:style-name="P23">開始、持續、到本書發布和目前為止都（還）沒有停止 情報收集。</text:p>
                                </text:list-item>
                                <text:list-item>
                                  <text:p text:style-name="P23">使用線民、探員、軍方、警方、電器、超能力 竊聽、偷窺、超感知 情報收集。</text:p>
                                  <text:list>
                                    <text:list-item>
                                      <text:p text:style-name="P23">竊聽、偷窺、跟監、監視、線民、社交工程。</text:p>
                                      <text:list>
                                        <text:list-item>
                                          <text:p text:style-name="P23">利用 周遭個體 進行 竊聽、偷窺、跟監、監視、社交工程。</text:p>
                                        </text:list-item>
                                        <text:list-item>
                                          <text:p text:style-name="P23">利用 周遭個體 成為 線民。</text:p>
                                        </text:list-item>
                                        <text:list-item>
                                          <text:p text:style-name="P23">明顯例子，<text:span text:style-name="T10">（YouTube 的）揭密"史塔西"：維護一黨專政，發動底層互害！社會主義東德的"紅色蓋世太保"，究竟有多恐怖？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3">（超視距）遙視、（預知未來型）遙視、透視、<text:span text:style-name="T14">靈魂出竅。</text:span></text:p>
                                    </text:list-item>
                                    <text:list-item>
                                      <text:p text:style-name="P23"><text:span text:style-name="T14">心電感應、催眠、精神控制、意識控制、竊聽腦中感知、寫入腦中感知</text:span>。</text:p>
                                    </text:list-item>
                                    <text:list-item>
                                      <text:p text:style-name="P23">記錄、分析、評估 性格、習慣、經歷、周遭、一切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3">判定 有機率威脅到 人類文明。</text:p>
                              <text:list>
                                <text:list-item>
                                  <text:p text:style-name="P23"><text:span text:style-name="T11">（仍然）24小時 全程、全時段、全方位 </text:span><text:span text:style-name="T4">情報收集</text:span>。</text:p>
                                  <text:list>
                                    <text:list-item>
                                      <text:p text:style-name="P23">使用 線民、探員、軍方、警方、電器 竊聽、偷窺 情報收集。</text:p>
                                    </text:list-item>
                                    <text:list-item>
                                      <text:p text:style-name="P23">使用 超能力（近距離、遠距離、超視距）超感知 情報收集。</text:p>
                                    </text:list-item>
                                  </text:list>
                                </text:list-item>
                                <text:list-item>
                                  <text:p text:style-name="P23">判定 有機率 威脅、摧毀 人類、人類文明、人類群體 本身、運作狀態、架構。</text:p>
                                </text:list-item>
                                <text:list-item>
                                  <text:p text:style-name="P23">（試圖）暗殺。</text:p>
                                </text:list-item>
                              </text:list>
                            </text:list-item>
                            <text:list-item>
                              <text:p text:style-name="P23">被提醒 不能 暗殺。</text:p>
                              <text:list>
                                <text:list-item>
                                  <text:p text:style-name="P23">被 人外文明 提醒 不能 暗殺。</text:p>
                                </text:list-item>
                              </text:list>
                            </text:list-item>
                            <text:list-item>
                              <text:p text:style-name="P23">利用。</text:p>
                              <text:list>
                                <text:list-item>
                                  <text:p text:style-name="P23"><text:span text:style-name="T11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23">直接、間接利用、控制、遙控、引導、誘導 本書（準備 記載、記錄）的內容。</text:p>
                                  <text:list>
                                    <text:list-item>
                                      <text:p text:style-name="P23">誘導 記載、記錄 有利於 獲利者、既得利益者、人類文明 的 內容。</text:p>
                                    </text:list-item>
                                    <text:list-item>
                                      <text:p text:style-name="P23">阻擾 記載、記錄 不利於 獲利者、既得利益者、人類文明 的 內容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3">發覺 本書 決定要被發布。</text:p>
                              <text:list>
                                <text:list-item>
                                  <text:p text:style-name="P23"><text:span text:style-name="T11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23">發覺 本書 即將被發布。</text:p>
                              <text:list>
                                <text:list-item>
                                  <text:p text:style-name="P23"><text:span text:style-name="T11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23">本書 被發布。</text:p>
                              <text:list>
                                <text:list-item>
                                  <text:p text:style-name="P23"><text:span text:style-name="T11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23">協助派、抵擋派（仍然）存在。</text:p>
                                </text:list-item>
                                <text:list-item>
                                  <text:p text:style-name="P23">協助派、抵擋派（仍然）沒有 現身、直接接觸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肉質層個體、意識層個體、精神層個體"/>肉質層個體、意識層個體、精神層個體<text:bookmark-end text:name="肉質層個體、意識層個體、精神層個體"/></text:p>
          <text:list>
            <text:list-item>
              <text:p text:style-name="P9">肉質層個體<text:span text:style-name="T17"> 的 明顯例子</text:span>，<text:span text:style-name="T17">物質世界的個體、</text:span>人類。</text:p>
            </text:list-item>
            <text:list-item>
              <text:p text:style-name="P9">意識層個體<text:span text:style-name="T17"> 的 明顯例子</text:span>，<text:span text:style-name="T17">物質世界的個體、</text:span>靈魂。</text:p>
            </text:list-item>
            <text:list-item>
              <text:p text:style-name="P10">精神層個體<text:span text:style-name="T17"> 的 明顯例子</text:span>，<text:span text:style-name="T17">精神世界的個體、</text:span><text:span text:style-name="T19">（李嗣涔 認定的）</text:span>神、佛。</text:p>
            </text:list-item>
          </text:list>
        </text:list-item>
        <text:list-item>
          <text:p text:style-name="P10"><text:bookmark-start text:name="大規模監控"/>大規模監控<text:bookmark-end text:name="大規模監控"/></text:p>
          <text:list>
            <text:list-item>
              <text:p text:style-name="P42">大規模監控。</text:p>
              <text:list>
                <text:list-item>
                  <text:p text:style-name="P43"><text:span text:style-name="T22">電器型大規模監控</text:span>。</text:p>
                </text:list-item>
                <text:list-item>
                  <text:p text:style-name="P43"><text:span text:style-name="T22">超能力型大規模監控</text:span>。</text:p>
                </text:list-item>
              </text:list>
            </text:list-item>
            <text:list-item>
              <text:p text:style-name="P10">電器型大規模監控。</text:p>
              <text:list>
                <text:list-item>
                  <text:p text:style-name="P39">明顯例子，電腦、手機、簡訊、網路、攝影機、社交軟體、<text:span text:style-name="T6">GPS、汽車</text:span>、電錶、插座<text:span text:style-name="T5">、</text:span><text:span text:style-name="T25">無線電</text:span>。</text:p>
                  <text:list>
                    <text:list-item>
                      <text:p text:style-name="P26">明顯例子，某一特定監控個體 使用 伺服器後門、基地台後門、雲端後門 大規模監控。</text:p>
                      <text:list>
                        <text:list-item>
                          <text:p text:style-name="P27">該監控個體 使用 伺服器後門、基地台後門、雲端後門 大規模監控 領導層、國民群。</text:p>
                          <text:list>
                            <text:list-item>
                              <text:p text:style-name="P26">明顯例子，（史諾登 認定的）稜鏡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">明顯例子，某一特定監控個體 使用 木馬、後門 精準監控。</text:p>
                      <text:list>
                        <text:list-item>
                          <text:p text:style-name="P28">該監控個體 使用 木馬、後門 精準監控 領導層、國民群。</text:p>
                        </text:list-item>
                        <text:list-item>
                          <text:p text:style-name="P27">假定，該監控個體 發現，需要重點注意的 個體。</text:p>
                          <text:list>
                            <text:list-item>
                              <text:p text:style-name="P27">該監控個體 有機率，在 該個體的 電腦、手機 植入 木馬、後門、遠端操控權限。</text:p>
                            </text:list-item>
                            <text:list-item>
                              <text:p text:style-name="P27">該監控個體 有機率 監控、操控 該個體的 電腦、手機、簡訊、網路、攝影機。</text:p>
                            </text:list-item>
                            <text:list-item>
                              <text:p text:style-name="P29">該監控個體<text:span text:style-name="T6"> </text:span><text:span text:style-name="T8">24</text:span><text:span text:style-name="T21">小時、</text:span>全時段、全方位 觀察、偷窺、竊聽 該個體的電器、該個體。</text:p>
                            </text:list-item>
                            <text:list-item>
                              <text:p text:style-name="P29">精神層個體、超能力個體<text:span text:style-name="T6"> 有機率針對 該個體，建立 側寫（</text:span><text:span text:style-name="T9">profile）</text:span>。</text:p>
                            </text:list-item>
                            <text:list-item>
                              <text:p text:style-name="P29">假定，該監控個體 認定，該個體 有機率對 群體、文明 有危害、有威脅。</text:p>
                              <text:list>
                                <text:list-item>
                                  <text:p text:style-name="P29">該監控個體 有機率使用 遠端操控，威脅、攻擊、傷害、改變 電器、該個體。</text:p>
                                </text:list-item>
                              </text:list>
                            </text:list-item>
                            <text:list-item>
                              <text:p text:style-name="P30">明顯例子，（史諾登 認定的）上游計畫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超能力型大規模監控。</text:p>
              <text:list>
                <text:list-item>
                  <text:p text:style-name="P26">明顯例子，超感知、超行為。</text:p>
                  <text:list>
                    <text:list-item>
                      <text:p text:style-name="P13">（超感知、超行為 的 相關描述在 <text:span text:style-name="T1">新生之書</text:span>的 <text:span text:style-name="T1">_</text:span> 文件群的 <text:span text:style-name="T1">超能力</text:span>）</text:p>
                    </text:list-item>
                    <text:list-item>
                      <text:p text:style-name="P31">明顯例子，某一特定個體 使用 精神層工具、超能力工具 大規模監控。</text:p>
                      <text:list>
                        <text:list-item>
                          <text:p text:style-name="P32">該個體 使用 精神層工具、超能力工具，大規模監控 領導層、國民群。</text:p>
                        </text:list-item>
                      </text:list>
                    </text:list-item>
                    <text:list-item>
                      <text:p text:style-name="P33">明顯例子，精神層個體、超能力個體 使用 心電感應、<text:span text:style-name="T14">竊聽腦中感知</text:span> 精準監控。</text:p>
                      <text:list>
                        <text:list-item>
                          <text:p text:style-name="P34">精神層個體、超能力個體 使用 心電感應，精準監控 領導層、國民群。</text:p>
                        </text:list-item>
                        <text:list-item>
                          <text:p text:style-name="P35">假定，精神層個體、超能力個體 發現，需要重點注意的 個體。</text:p>
                          <text:list>
                            <text:list-item>
                              <text:p text:style-name="P35">精神層個體、超能力個體<text:span text:style-name="T6"> </text:span><text:span text:style-name="T8">24</text:span><text:span text:style-name="T21">小時、</text:span>全時段、全方位 觀察、偷窺、竊聽 該個體。</text:p>
                              <text:list>
                                <text:list-item>
                                  <text:p text:style-name="P36">精神層個體、超能力個體<text:span text:style-name="T6"> 有機率使用（近距離、遠距離、超視距）遙視、透視、心靈感應</text:span> 觀察、偷窺、竊聽 該個體。</text:p>
                                </text:list-item>
                              </text:list>
                            </text:list-item>
                            <text:list-item>
                              <text:p text:style-name="P37">精神層個體、超能力個體<text:span text:style-name="T6"> 有機率針對 該個體，建立 側寫（</text:span><text:span text:style-name="T9">profile）</text:span>。</text:p>
                            </text:list-item>
                          </text:list>
                        </text:list-item>
                        <text:list-item>
                          <text:p text:style-name="P37">假定，精神層、超能力 個體 認定，該個體 有機率對 群體、文明 有危害、有威脅。</text:p>
                          <text:list>
                            <text:list-item>
                              <text:p text:style-name="P37">精神層個體、超能力個體 有機率使用 超行為，威脅、攻擊、傷害、改變 該個體。</text:p>
                              <text:list>
                                <text:list-item>
                                  <text:p text:style-name="P38">精神層個體、超能力個體 有機率使用，<text:span text:style-name="T14">精神控制 </text:span>威脅、攻擊、傷害 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30T10:43:26.898000000</dc:date>
    <meta:editing-duration>P196DT19H26M35S</meta:editing-duration>
    <meta:editing-cycles>10112</meta:editing-cycles>
    <meta:document-statistic meta:table-count="0" meta:image-count="0" meta:object-count="0" meta:page-count="1" meta:paragraph-count="139" meta:word-count="2543" meta:character-count="2939" meta:non-whitespace-character-count="2709"/>
  </office:meta>
</office:document-meta>
</file>